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93mm"/>
    </style:style>
    <style:style style:name="co3" style:family="table-column">
      <style:table-column-properties fo:break-before="auto" style:column-width="44.11mm"/>
    </style:style>
    <style:style style:name="co4" style:family="table-column">
      <style:table-column-properties fo:break-before="auto" style:column-width="28.05mm"/>
    </style:style>
    <style:style style:name="co5" style:family="table-column">
      <style:table-column-properties fo:break-before="auto" style:column-width="30.5mm"/>
    </style:style>
    <style:style style:name="co6" style:family="table-column">
      <style:table-column-properties fo:break-before="auto" style:column-width="35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1" table:number-columns-repeated="1017" table:default-cell-style-name="Default"/>
        <table:table-row table:style-name="ro1" table:number-rows-repeated="5">
          <table:table-cell table:number-columns-repeated="102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Nombre de processeur P</text:p>
          </table:table-cell>
          <table:table-cell table:style-name="ce1" office:value-type="string" calcext:value-type="string">
            <text:p>Temps d’execution (s)</text:p>
          </table:table-cell>
          <table:table-cell table:style-name="ce1" office:value-type="string" calcext:value-type="string">
            <text:p>Accélération</text:p>
          </table:table-cell>
          <table:table-cell table:style-name="ce1" office:value-type="string" calcext:value-type="string">
            <text:p>Efficacité</text:p>
          </table:table-cell>
          <table:table-cell table:style-name="ce1" office:value-type="string" calcext:value-type="string">
            <text:p>Facteur e </text:p>
          </table:table-cell>
          <table:table-cell table:style-name="ce1" table:number-columns-repeated="101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.17" calcext:value-type="float">
            <text:p>2,17</text:p>
          </table:table-cell>
          <table:table-cell table:number-columns-repeated="2" office:value-type="string" calcext:value-type="string">
            <text:p>////////////////////////</text:p>
          </table:table-cell>
          <table:table-cell table:style-name="ce2" office:value-type="string" calcext:value-type="string">
            <text:p>////////////////////////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.11" calcext:value-type="float">
            <text:p>1,11</text:p>
          </table:table-cell>
          <table:table-cell table:formula="of:=([.D7])/([.D8])" office:value-type="float" office:value="1.95495495495495" calcext:value-type="float">
            <text:p>1,954954955</text:p>
          </table:table-cell>
          <table:table-cell table:formula="of:=[.E8]/[.C8]" office:value-type="float" office:value="0.977477477477477" calcext:value-type="float">
            <text:p>0,9774774775</text:p>
          </table:table-cell>
          <table:table-cell table:style-name="ce3" table:formula="of:=((1/[.E8])-(1/[.C8]))/(1-(1/[.C8]))" office:value-type="float" office:value="0.0230414746543779" calcext:value-type="float">
            <text:p>0,023041474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754" calcext:value-type="float">
            <text:p>0,754</text:p>
          </table:table-cell>
          <table:table-cell table:formula="of:=[.D7]/[.D9]" office:value-type="float" office:value="2.87798408488064" calcext:value-type="float">
            <text:p>2,8779840849</text:p>
          </table:table-cell>
          <table:table-cell table:formula="of:=[.E9]/[.C9]" office:value-type="float" office:value="0.959328028293545" calcext:value-type="float">
            <text:p>0,9593280283</text:p>
          </table:table-cell>
          <table:table-cell table:style-name="ce3" table:formula="of:=((1/[.E9])-(1/[.C9]))/(1-(1/[.C9]))" office:value-type="float" office:value="0.0211981566820277" calcext:value-type="float">
            <text:p>0,021198156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577" calcext:value-type="float">
            <text:p>0,577</text:p>
          </table:table-cell>
          <table:table-cell table:formula="of:=[.D7]/[.D10]" office:value-type="float" office:value="3.76083188908146" calcext:value-type="float">
            <text:p>3,7608318891</text:p>
          </table:table-cell>
          <table:table-cell table:formula="of:=[.E10]/[.C10]" office:value-type="float" office:value="0.940207972270364" calcext:value-type="float">
            <text:p>0,9402079723</text:p>
          </table:table-cell>
          <table:table-cell table:style-name="ce3" table:formula="of:=((1/[.E10])-(1/[.C10]))/(1-(1/[.C10]))" office:value-type="float" office:value="0.0211981566820276" calcext:value-type="float">
            <text:p>0,021198156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312" calcext:value-type="float">
            <text:p>0,312</text:p>
          </table:table-cell>
          <table:table-cell table:formula="of:=[.D7]/[.D11]" office:value-type="float" office:value="6.95512820512821" calcext:value-type="float">
            <text:p>6,9551282051</text:p>
          </table:table-cell>
          <table:table-cell table:formula="of:=[.E11]/[.C11]" office:value-type="float" office:value="0.869391025641026" calcext:value-type="float">
            <text:p>0,8693910256</text:p>
          </table:table-cell>
          <table:table-cell table:style-name="ce3" table:formula="of:=((1/[.E11])-(1/[.C11]))/(1-(1/[.C11]))" office:value-type="float" office:value="0.0214614878209348" calcext:value-type="float">
            <text:p>0,0214614878</text:p>
          </table:table-cell>
          <table:table-cell table:number-columns-repeated="101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 calcext:value-type="string">
            <text:p>Nombre de processeur P</text:p>
          </table:table-cell>
          <table:table-cell table:style-name="ce1" office:value-type="string" calcext:value-type="string">
            <text:p>Temps d’execution (s)</text:p>
          </table:table-cell>
          <table:table-cell table:style-name="ce1" office:value-type="string" calcext:value-type="string">
            <text:p>Accélération</text:p>
          </table:table-cell>
          <table:table-cell table:style-name="ce1" office:value-type="string" calcext:value-type="string">
            <text:p>Efficacité</text:p>
          </table:table-cell>
          <table:table-cell table:style-name="ce1" office:value-type="string" calcext:value-type="string">
            <text:p>Facteur e 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6.1" calcext:value-type="float">
            <text:p>66,1</text:p>
          </table:table-cell>
          <table:table-cell table:number-columns-repeated="2" office:value-type="string" calcext:value-type="string">
            <text:p>////////////////////////</text:p>
          </table:table-cell>
          <table:table-cell table:style-name="ce2" office:value-type="string" calcext:value-type="string">
            <text:p>////////////////////////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4.8" calcext:value-type="float">
            <text:p>34,8</text:p>
          </table:table-cell>
          <table:table-cell table:formula="of:=([.D19])/([.D20])" office:value-type="float" office:value="1.89942528735632" calcext:value-type="float">
            <text:p>1,8994252874</text:p>
          </table:table-cell>
          <table:table-cell table:formula="of:=[.E20]/[.C20]" office:value-type="float" office:value="0.949712643678161" calcext:value-type="float">
            <text:p>0,9497126437</text:p>
          </table:table-cell>
          <table:table-cell table:style-name="ce3" table:formula="of:=((1/[.E20])-(1/[.C20]))/(1-(1/[.C20]))" office:value-type="float" office:value="0.0529500756429653" calcext:value-type="float">
            <text:p>0,052950075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4.9" calcext:value-type="float">
            <text:p>24,9</text:p>
          </table:table-cell>
          <table:table-cell table:formula="of:=[.D19]/[.D21]" office:value-type="float" office:value="2.65461847389558" calcext:value-type="float">
            <text:p>2,6546184739</text:p>
          </table:table-cell>
          <table:table-cell table:formula="of:=[.E21]/[.C21]" office:value-type="float" office:value="0.884872824631861" calcext:value-type="float">
            <text:p>0,8848728246</text:p>
          </table:table-cell>
          <table:table-cell table:style-name="ce3" table:formula="of:=((1/[.E21])-(1/[.C21]))/(1-(1/[.C21]))" office:value-type="float" office:value="0.065052950075643" calcext:value-type="float">
            <text:p>0,065052950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0.5" calcext:value-type="float">
            <text:p>20,5</text:p>
          </table:table-cell>
          <table:table-cell table:formula="of:=[.D19]/[.D22]" office:value-type="float" office:value="3.22439024390244" calcext:value-type="float">
            <text:p>3,2243902439</text:p>
          </table:table-cell>
          <table:table-cell table:formula="of:=[.E22]/[.C22]" office:value-type="float" office:value="0.80609756097561" calcext:value-type="float">
            <text:p>0,806097561</text:p>
          </table:table-cell>
          <table:table-cell table:style-name="ce3" table:formula="of:=((1/[.E22])-(1/[.C22]))/(1-(1/[.C22]))" office:value-type="float" office:value="0.0801815431164902" calcext:value-type="float">
            <text:p>0,0801815431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3"/>
          <table:table-cell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9">00/00/0000</text:date>, <text:time style:data-style-name="N2" text:time-value="16:39:33.1389423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8T23:49:06.456517482</meta:creation-date>
    <dc:date>2016-12-09T16:39:03.230259917</dc:date>
    <meta:editing-duration>PT28M2S</meta:editing-duration>
    <meta:editing-cycles>2</meta:editing-cycles>
    <meta:generator>LibreOffice/5.1.4.2$Linux_x86 LibreOffice_project/10m0$Build-2</meta:generator>
    <meta:document-statistic meta:table-count="1" meta:cell-count="55" meta:object-count="0"/>
  </office:meta>
</office:document-meta>
</file>